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615735" calcext:value-type="float">
            <text:p>0,615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615737" calcext:value-type="float">
            <text:p>0,615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0.622155" calcext:value-type="float">
            <text:p>0,622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862915" calcext:value-type="float">
            <text:p>0,8629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0.397846" calcext:value-type="float">
            <text:p>0,397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0.39358" calcext:value-type="float">
            <text:p>0,39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.402307" calcext:value-type="float">
            <text:p>0,402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565763" calcext:value-type="float">
            <text:p>0,565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251008" calcext:value-type="float">
            <text:p>0,251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245058" calcext:value-type="float">
            <text:p>0,2450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25215" calcext:value-type="float">
            <text:p>0,252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353181" calcext:value-type="float">
            <text:p>0,353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128655" calcext:value-type="float">
            <text:p>0,128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123825" calcext:value-type="float">
            <text:p>0,123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129593" calcext:value-type="float">
            <text:p>0,129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181554" calcext:value-type="float">
            <text:p>0,181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82243" calcext:value-type="float">
            <text:p>0,082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081084" calcext:value-type="float">
            <text:p>0,081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0.08511" calcext:value-type="float">
            <text:p>0,08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124861" calcext:value-type="float">
            <text:p>0,124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18599" calcext:value-type="float">
            <text:p>0,0185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18378" calcext:value-type="float">
            <text:p>0,018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20969" calcext:value-type="float">
            <text:p>0,020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033895" calcext:value-type="float">
            <text:p>0,033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4:53:18.317316085</meta:creation-date>
    <dc:date>2021-03-16T14:55:46.567572388</dc:date>
    <meta:editing-duration>PT2M28S</meta:editing-duration>
    <meta:editing-cycles>1</meta:editing-cycles>
    <meta:generator>LibreOffice/6.4.6.2$Linux_X86_64 LibreOffice_project/40$Build-2</meta:generator>
    <meta:document-statistic meta:table-count="1" meta:cell-count="120" meta:object-count="0"/>
  </office:meta>
</office:document-meta>
</file>